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0.208cm" fo:wrap-option="wrap"/>
    </style:style>
    <style:style style:name="gr2" style:family="graphic" style:parent-style-name="objectwithoutfill">
      <style:graphic-properties draw:fill="none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0.208cm" fo:wrap-option="wrap"/>
      <style:paragraph-properties style:writing-mode="lr-tb"/>
    </style:style>
    <style:style style:name="co1" style:family="table-column">
      <style:table-column-properties style:column-width="6.925cm" style:use-optimal-column-width="false"/>
    </style:style>
    <style:style style:name="co2" style:family="table-column">
      <style:table-column-properties style:column-width="6.932cm" style:use-optimal-column-width="false"/>
    </style:style>
    <style:style style:name="ro1" style:family="table-row">
      <style:table-row-properties style:row-height="1.078cm" style:use-optimal-row-height="false"/>
    </style:style>
    <style:style style:name="ro2" style:family="table-row">
      <style:table-row-properties style:row-height="1.081cm" style:use-optimal-row-height="false"/>
    </style:style>
    <style:style style:name="ro3" style:family="table-row">
      <style:table-row-properties style:row-height="0.6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00" loext:opacity="10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1cm" svg:height="1cm" svg:x="10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13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cm" svg:y1="2.5cm" svg:x2="7cm" svg:y2="4cm" draw:start-shape="id1" draw:start-glue-point="6" draw:end-shape="id2" draw:end-glue-point="10" svg:d="M10000 2500l-3000 1500" svg:viewBox="0 0 3001 1501">
          <text:p text:style-name="P1">0</text:p>
          <text:p text:style-name="P1"/>
        </draw:connector>
        <draw:connector draw:style-name="gr2" draw:text-style-name="P2" draw:layer="layout" draw:type="line" svg:x1="11cm" svg:y1="2.5cm" svg:x2="13.5cm" svg:y2="4cm" draw:start-shape="id1" draw:start-glue-point="10" draw:end-shape="id3" draw:end-glue-point="6" svg:d="M11000 2500l2500 1500" svg:viewBox="0 0 2501 1501">
          <text:p text:style-name="P1">1</text:p>
          <text:p text:style-name="P1"/>
        </draw:connector>
        <draw:custom-shape draw:style-name="gr1" draw:text-style-name="P1" xml:id="id4" draw:id="id4" draw:layer="layout" svg:width="1cm" svg:height="1cm" svg:x="17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1cm" svg:height="1cm" svg:x="16.25cm" svg:y="6.5cm">
          <text:p text:style-name="P3"><text:span text:style-name="T1">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12.25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6" draw:id="id6" draw:layer="layout" svg:width="1cm" svg:height="1cm" svg:x="18.5cm" svg:y="6.75cm">
          <text:p text:style-name="P3"><text:span text:style-name="T1">_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4.354cm" svg:y1="4.354cm" svg:x2="17.396cm" svg:y2="4.396cm" draw:start-shape="id3" draw:start-glue-point="9" draw:end-shape="id4" draw:end-glue-point="5" svg:d="M14354 4354l3042 42" svg:viewBox="0 0 3043 43">
          <text:p text:style-name="P1">1</text:p>
          <text:p text:style-name="P1"/>
        </draw:connector>
        <draw:connector draw:style-name="gr2" draw:text-style-name="P2" draw:layer="layout" draw:type="line" svg:x1="13.646cm" svg:y1="4.354cm" svg:x2="13.104cm" svg:y2="5.646cm" draw:start-shape="id3" draw:start-glue-point="7" draw:end-shape="id5" draw:end-glue-point="11" svg:d="M13646 4354l-542 1292" svg:viewBox="0 0 543 1293">
          <text:p text:style-name="P1">0</text:p>
          <text:p text:style-name="P1"/>
        </draw:connector>
        <draw:connector draw:style-name="gr2" draw:text-style-name="P2" draw:layer="layout" draw:type="line" svg:x1="18.104cm" svg:y1="5.104cm" svg:x2="18.646cm" svg:y2="6.896cm" draw:start-shape="id4" draw:start-glue-point="9" draw:end-shape="id6" draw:end-glue-point="5" svg:d="M18104 5104l542 1792" svg:viewBox="0 0 543 1793">
          <text:p text:style-name="P1">1</text:p>
          <text:p text:style-name="P1"/>
        </draw:connector>
        <draw:custom-shape draw:style-name="gr1" draw:text-style-name="P1" xml:id="id7" draw:id="id7" draw:layer="layout" svg:width="1cm" svg:height="1cm" svg:x="7.75cm" svg:y="5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1cm" svg:height="1cm" svg:x="3cm" svg:y="5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1cm" svg:height="1cm" svg:x="12.5cm" svg:y="10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6.5cm" svg:y1="4.5cm" svg:x2="8.25cm" svg:y2="5.75cm" draw:start-shape="id2" draw:start-glue-point="8" draw:end-shape="id7" draw:end-glue-point="4" svg:d="M6500 4500l1750 1250" svg:viewBox="0 0 1751 1251">
          <text:p text:style-name="P1">1</text:p>
          <text:p text:style-name="P1"/>
        </draw:connector>
        <draw:connector draw:style-name="gr2" draw:text-style-name="P2" draw:layer="layout" draw:type="line" svg:x1="6.5cm" svg:y1="4.5cm" svg:x2="3.5cm" svg:y2="5.75cm" draw:start-shape="id2" draw:start-glue-point="8" draw:end-shape="id8" draw:end-glue-point="4" svg:d="M6500 4500l-3000 1250" svg:viewBox="0 0 3001 1251">
          <text:p text:style-name="P1">0</text:p>
          <text:p text:style-name="P1"/>
        </draw:connector>
        <draw:connector draw:style-name="gr2" draw:text-style-name="P2" draw:layer="layout" draw:type="line" svg:x1="8.25cm" svg:y1="6.75cm" svg:x2="13cm" svg:y2="10.5cm" draw:start-shape="id7" draw:start-glue-point="8" draw:end-shape="id9" draw:end-glue-point="4" svg:d="M8250 6750l4750 3750" svg:viewBox="0 0 4751 3751">
          <text:p text:style-name="P1">1</text:p>
          <text:p text:style-name="P1"/>
        </draw:connector>
        <draw:connector draw:style-name="gr2" draw:text-style-name="P2" draw:layer="layout" draw:type="line" svg:x1="17.104cm" svg:y1="6.646cm" svg:x2="17.396cm" svg:y2="5.104cm" draw:start-shape="id10" draw:start-glue-point="11" draw:end-shape="id4" draw:end-glue-point="7" svg:d="M17104 6646l292-1542" svg:viewBox="0 0 293 1543">
          <text:p text:style-name="P1">0</text:p>
          <text:p text:style-name="P1"/>
        </draw:connector>
        <draw:custom-shape draw:style-name="gr3" draw:text-style-name="P1" xml:id="id11" draw:id="id11" draw:layer="layout" svg:width="1cm" svg:height="1cm" svg:x="14cm" svg:y="8cm">
          <text:p text:style-name="P1">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4.5cm" svg:y1="8cm" svg:x2="12.75cm" svg:y2="6.5cm" draw:start-shape="id11" draw:start-glue-point="4" draw:end-shape="id5" draw:end-glue-point="8" svg:d="M14500 8000l-1750-1500" svg:viewBox="0 0 1751 1501">
          <text:p text:style-name="P1">1</text:p>
          <text:p text:style-name="P1"/>
        </draw:connector>
        <draw:custom-shape draw:style-name="gr3" draw:text-style-name="P1" xml:id="id12" draw:id="id12" draw:layer="layout" svg:width="1cm" svg:height="1cm" svg:x="11.25cm" svg:y="8cm">
          <text:p text:style-name="P1">и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1.75cm" svg:y1="8cm" svg:x2="12.75cm" svg:y2="6.5cm" draw:start-shape="id12" draw:start-glue-point="4" draw:end-shape="id5" draw:end-glue-point="8" svg:d="M11750 8000l1000-1500" svg:viewBox="0 0 1001 1501">
          <text:p text:style-name="P1">0</text:p>
          <text:p text:style-name="P1"/>
        </draw:connector>
        <draw:custom-shape draw:style-name="gr3" draw:text-style-name="P1" xml:id="id13" draw:id="id13" draw:layer="layout" svg:width="1cm" svg:height="1cm" svg:x="15.5cm" svg:y="13cm">
          <text:p text:style-name="P1">з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3cm" svg:y1="11.5cm" svg:x2="16cm" svg:y2="13cm" draw:start-shape="id9" draw:start-glue-point="8" draw:end-shape="id13" draw:end-glue-point="4" svg:d="M13000 11500l3000 1500" svg:viewBox="0 0 3001 1501">
          <text:p text:style-name="P1">1</text:p>
          <text:p text:style-name="P1"/>
        </draw:connector>
        <draw:custom-shape draw:style-name="gr3" draw:text-style-name="P1" xml:id="id17" draw:id="id17" draw:layer="layout" svg:width="1cm" svg:height="1cm" svg:x="12.5cm" svg:y="13cm">
          <text:p text:style-name="P1">ф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4" draw:id="id14" draw:layer="layout" svg:width="1cm" svg:height="1cm" svg:x="9.75cm" svg:y="10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6" draw:id="id16" draw:layer="layout" svg:width="1cm" svg:height="1cm" svg:x="2.25cm" svg:y="10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5" draw:id="id15" draw:layer="layout" svg:width="1cm" svg:height="1cm" svg:x="6cm" svg:y="10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0" draw:id="id20" draw:layer="layout" svg:width="1cm" svg:height="1cm" svg:x="7.25cm" svg:y="13cm">
          <text:p text:style-name="P1">е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1" draw:id="id21" draw:layer="layout" svg:width="1cm" svg:height="1cm" svg:x="4.75cm" svg:y="13cm">
          <text:p text:style-name="P1">Г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8.25cm" svg:y1="6.75cm" svg:x2="10.25cm" svg:y2="10.25cm" draw:start-shape="id7" draw:start-glue-point="8" draw:end-shape="id14" draw:end-glue-point="4" svg:d="M8250 6750l2000 3500" svg:viewBox="0 0 2001 3501">
          <text:p text:style-name="P1">0</text:p>
          <text:p text:style-name="P1"/>
        </draw:connector>
        <draw:connector draw:style-name="gr2" draw:text-style-name="P2" draw:layer="layout" draw:type="line" svg:x1="3.5cm" svg:y1="6.75cm" svg:x2="6.5cm" svg:y2="10.5cm" draw:start-shape="id8" draw:start-glue-point="8" draw:end-shape="id15" draw:end-glue-point="4" svg:d="M3500 6750l3000 3750" svg:viewBox="0 0 3001 3751">
          <text:p text:style-name="P1">1</text:p>
          <text:p text:style-name="P1"/>
        </draw:connector>
        <draw:connector draw:style-name="gr2" draw:text-style-name="P2" draw:layer="layout" draw:type="line" svg:x1="3.5cm" svg:y1="6.75cm" svg:x2="2.75cm" svg:y2="10.5cm" draw:start-shape="id8" draw:start-glue-point="8" draw:end-shape="id16" draw:end-glue-point="4" svg:d="M3500 6750l-750 3750" svg:viewBox="0 0 751 3751">
          <text:p text:style-name="P1">0</text:p>
          <text:p text:style-name="P1"/>
        </draw:connector>
        <draw:connector draw:style-name="gr2" draw:text-style-name="P2" draw:layer="layout" draw:type="line" svg:x1="13cm" svg:y1="11.5cm" svg:x2="13cm" svg:y2="13cm" draw:start-shape="id9" draw:start-glue-point="8" draw:end-shape="id17" draw:end-glue-point="4" svg:d="M13000 11500v1500" svg:viewBox="0 0 1 1501">
          <text:p text:style-name="P1">0</text:p>
          <text:p text:style-name="P1"/>
        </draw:connector>
        <draw:custom-shape draw:style-name="gr3" draw:text-style-name="P1" xml:id="id18" draw:id="id18" draw:layer="layout" svg:width="1cm" svg:height="1cm" svg:x="8.75cm" svg:y="13cm">
          <text:p text:style-name="P1">н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9" draw:id="id19" draw:layer="layout" svg:width="1cm" svg:height="1cm" svg:x="10.5cm" svg:y="13cm">
          <text:p text:style-name="P1">?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0.25cm" svg:y1="11.25cm" svg:x2="9.25cm" svg:y2="13cm" draw:start-shape="id14" draw:start-glue-point="8" draw:end-shape="id18" draw:end-glue-point="4" svg:d="M10250 11250l-1000 1750" svg:viewBox="0 0 1001 1751">
          <text:p text:style-name="P1">0</text:p>
          <text:p text:style-name="P1"/>
        </draw:connector>
        <draw:connector draw:style-name="gr2" draw:text-style-name="P2" draw:layer="layout" draw:type="line" svg:x1="10.25cm" svg:y1="11.25cm" svg:x2="11cm" svg:y2="13cm" draw:start-shape="id14" draw:start-glue-point="8" draw:end-shape="id19" draw:end-glue-point="4" svg:d="M10250 11250l750 1750" svg:viewBox="0 0 751 1751">
          <text:p text:style-name="P1">1</text:p>
          <text:p text:style-name="P1"/>
        </draw:connector>
        <draw:connector draw:style-name="gr2" draw:text-style-name="P2" draw:layer="layout" draw:type="line" svg:x1="6.5cm" svg:y1="11.5cm" svg:x2="7.75cm" svg:y2="13cm" draw:start-shape="id15" draw:start-glue-point="8" draw:end-shape="id20" draw:end-glue-point="4" svg:d="M6500 11500l1250 1500" svg:viewBox="0 0 1251 1501">
          <text:p text:style-name="P1">1</text:p>
          <text:p text:style-name="P1"/>
        </draw:connector>
        <draw:connector draw:style-name="gr2" draw:text-style-name="P2" draw:layer="layout" draw:type="line" svg:x1="6.5cm" svg:y1="11.5cm" svg:x2="5.25cm" svg:y2="13cm" draw:start-shape="id15" draw:start-glue-point="8" draw:end-shape="id21" draw:end-glue-point="4" svg:d="M6500 11500l-1250 1500" svg:viewBox="0 0 1251 1501">
          <text:p text:style-name="P1">0</text:p>
          <text:p text:style-name="P1"/>
        </draw:connector>
        <draw:custom-shape draw:style-name="gr3" draw:text-style-name="P1" xml:id="id23" draw:id="id23" draw:layer="layout" svg:width="1cm" svg:height="1cm" svg:x="3.25cm" svg:y="13cm">
          <text:p text:style-name="P1">т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2" draw:id="id22" draw:layer="layout" svg:width="1cm" svg:height="1cm" svg:x="1cm" svg:y="13cm">
          <text:p text:style-name="P1">с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2.75cm" svg:y1="11.5cm" svg:x2="1.5cm" svg:y2="13cm" draw:start-shape="id16" draw:start-glue-point="8" draw:end-shape="id22" draw:end-glue-point="4" svg:d="M2750 11500l-1250 1500" svg:viewBox="0 0 1251 1501">
          <text:p text:style-name="P1">0</text:p>
          <text:p text:style-name="P1"/>
        </draw:connector>
        <draw:connector draw:style-name="gr2" draw:text-style-name="P2" draw:layer="layout" draw:type="line" svg:x1="2.75cm" svg:y1="11.5cm" svg:x2="3.75cm" svg:y2="13cm" draw:start-shape="id16" draw:start-glue-point="8" draw:end-shape="id23" draw:end-glue-point="4" svg:d="M2750 11500l1000 1500" svg:viewBox="0 0 1001 1501">
          <text:p text:style-name="P1">1</text:p>
          <text:p text:style-name="P1"/>
        </draw:connector>
        <draw:frame draw:style-name="standard" draw:layer="layout" svg:width="20.781cm" svg:height="12.832cm" svg:x="0.067cm" svg:y="16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_</text:p>
              </table:table-cell>
              <table:table-cell>
                <text:p>2</text:p>
              </table:table-cell>
              <table:table-cell>
                <text:p>111</text:p>
              </table:table-cell>
            </table:table-row>
            <table:table-row table:style-name="ro1" table:default-cell-style-name="gray2">
              <table:table-cell>
                <text:p>д</text:p>
              </table:table-cell>
              <table:table-cell>
                <text:p>2</text:p>
              </table:table-cell>
              <table:table-cell>
                <text:p>110</text:p>
              </table:table-cell>
            </table:table-row>
            <table:table-row table:style-name="ro1" table:default-cell-style-name="gray1">
              <table:table-cell>
                <text:p>а</text:p>
              </table:table-cell>
              <table:table-cell>
                <text:p>2</text:p>
              </table:table-cell>
              <table:table-cell>
                <text:p>101</text:p>
              </table:table-cell>
            </table:table-row>
            <table:table-row table:style-name="ro1" table:default-cell-style-name="gray2">
              <table:table-cell>
                <text:p>и</text:p>
              </table:table-cell>
              <table:table-cell>
                <text:p>2</text:p>
              </table:table-cell>
              <table:table-cell>
                <text:p>100</text:p>
              </table:table-cell>
            </table:table-row>
            <table:table-row table:style-name="ro1" table:default-cell-style-name="gray1">
              <table:table-cell>
                <text:p>з</text:p>
              </table:table-cell>
              <table:table-cell>
                <text:p>1</text:p>
              </table:table-cell>
              <table:table-cell>
                <text:p>0111</text:p>
              </table:table-cell>
            </table:table-row>
            <table:table-row table:style-name="ro1" table:default-cell-style-name="gray2">
              <table:table-cell>
                <text:p>ф</text:p>
              </table:table-cell>
              <table:table-cell>
                <text:p>1</text:p>
              </table:table-cell>
              <table:table-cell>
                <text:p>0110</text:p>
              </table:table-cell>
            </table:table-row>
            <table:table-row table:style-name="ro1" table:default-cell-style-name="gray1">
              <table:table-cell>
                <text:p>?</text:p>
              </table:table-cell>
              <table:table-cell>
                <text:p>1</text:p>
              </table:table-cell>
              <table:table-cell>
                <text:p>0101</text:p>
              </table:table-cell>
            </table:table-row>
            <table:table-row table:style-name="ro1" table:default-cell-style-name="gray2">
              <table:table-cell>
                <text:p>н</text:p>
              </table:table-cell>
              <table:table-cell>
                <text:p>1</text:p>
              </table:table-cell>
              <table:table-cell>
                <text:p>0100</text:p>
              </table:table-cell>
            </table:table-row>
            <table:table-row table:style-name="ro1" table:default-cell-style-name="gray1">
              <table:table-cell>
                <text:p>е</text:p>
              </table:table-cell>
              <table:table-cell>
                <text:p>1</text:p>
              </table:table-cell>
              <table:table-cell>
                <text:p>0011</text:p>
              </table:table-cell>
            </table:table-row>
            <table:table-row table:style-name="ro1" table:default-cell-style-name="gray2">
              <table:table-cell>
                <text:p>г</text:p>
              </table:table-cell>
              <table:table-cell>
                <text:p>1</text:p>
              </table:table-cell>
              <table:table-cell>
                <text:p>0010</text:p>
              </table:table-cell>
            </table:table-row>
            <table:table-row table:style-name="ro2" table:default-cell-style-name="gray1">
              <table:table-cell>
                <text:p>т</text:p>
              </table:table-cell>
              <table:table-cell>
                <text:p>1</text:p>
              </table:table-cell>
              <table:table-cell>
                <text:p>0001</text:p>
              </table:table-cell>
            </table:table-row>
            <table:table-row table:style-name="ro3" table:default-cell-style-name="gray2">
              <table:table-cell>
                <text:p>с</text:p>
              </table:table-cell>
              <table:table-cell>
                <text:p>1</text:p>
              </table:table-cell>
              <table:table-cell>
                <text:p>000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 xmlns:fo="urn:oasis:names:tc:opendocument:xmlns:xsl-fo-compatible:1.0" xmlns:style="urn:oasis:names:tc:opendocument:xmlns:style:1.0" xmlns:config="urn:oasis:names:tc:opendocument:xmlns:config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ss3t="http://www.w3.org/TR/css3-text/">
    <meta:creation-date>2021-12-15T11:03:40.274000000</meta:creation-date>
    <dc:date>2021-12-15T12:20:25.092000000</dc:date>
    <meta:editing-duration>PT13M53S</meta:editing-duration>
    <meta:editing-cycles>2</meta:editing-cycles>
    <meta:generator>LibreOffice/7.2.4.1$Windows_X86_64 LibreOffice_project/27d75539669ac387bb498e35313b970b7fe9c4f9</meta:generator>
    <meta:document-statistic meta:object-count="46"/>
  </office:meta>
</office:document-meta>
</file>